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1b3c" officeooo:paragraph-rsid="00131b3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fo:font-weight="normal" officeooo:rsid="00131b3c" officeooo:paragraph-rsid="00131b3c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31b3c" officeooo:paragraph-rsid="0014ae5e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8b30b" officeooo:paragraph-rsid="0018b30b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983e6" officeooo:paragraph-rsid="001983e6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bold" officeooo:rsid="0015b8c4" officeooo:paragraph-rsid="0015b8c4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8b30b" officeooo:paragraph-rsid="0018b30b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4pt" fo:font-weight="normal" officeooo:rsid="0015b8c4" officeooo:paragraph-rsid="0018b30b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31b3c" officeooo:paragraph-rsid="00131b3c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text-properties fo:font-size="14pt" fo:font-weight="normal" officeooo:rsid="00131b3c" officeooo:paragraph-rsid="00131b3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31b3c" officeooo:paragraph-rsid="0014ae5e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4ae5e" officeooo:paragraph-rsid="0014ae5e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8b30b" officeooo:paragraph-rsid="0018b30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officeooo:rsid="0015b8c4" officeooo:paragraph-rsid="0015b8c4" style:font-size-asian="14pt" style:font-weight-asian="bold" style:font-size-complex="14pt" style:font-weight-complex="bold"/>
    </style:style>
    <style:style style:name="T1" style:family="text">
      <style:text-properties officeooo:rsid="0013b972"/>
    </style:style>
    <style:style style:name="T2" style:family="text">
      <style:text-properties style:text-position="super 58%" officeooo:rsid="0013b972"/>
    </style:style>
    <style:style style:name="T3" style:family="text">
      <style:text-properties style:text-position="super 58%" style:font-name="Liberation Serif1" fo:font-size="20pt" officeooo:rsid="00181c34" style:font-size-asian="20pt" style:font-size-complex="20pt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3b972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officeooo:rsid="0014c0db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181c34"/>
    </style:style>
    <style:style style:name="T10" style:family="text">
      <style:text-properties style:text-position="0% 100%" style:font-name="Liberation Serif1" fo:font-size="20pt" officeooo:rsid="00181c34" style:font-size-asian="20pt" style:font-size-complex="20pt"/>
    </style:style>
    <style:style style:name="T11" style:family="text">
      <style:text-properties style:text-position="0% 100%" style:font-name="Liberation Serif1" fo:font-size="14pt" style:font-size-asian="14pt" style:font-size-complex="14pt"/>
    </style:style>
    <style:style style:name="T12" style:family="text">
      <style:text-properties style:text-position="0% 100%" style:font-name="Liberation Serif1" fo:font-size="14pt" officeooo:rsid="00181c34" style:font-size-asian="14pt" style:font-size-complex="14pt"/>
    </style:style>
    <style:style style:name="T13" style:family="text">
      <style:text-properties style:text-position="0% 100%" fo:font-size="20pt" officeooo:rsid="0018b30b" style:font-size-asian="17.5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style:font-name="Liberation Serif1" fo:font-size="20pt" officeooo:rsid="00181c34" style:font-size-asian="20pt" style:font-size-complex="20pt"/>
    </style:style>
    <style:style style:name="T16" style:family="text">
      <style:text-properties style:text-position="sub 58%" style:font-name="Liberation Serif1" fo:font-size="14pt" style:font-size-asian="14pt" style:font-size-complex="14pt"/>
    </style:style>
    <style:style style:name="T17" style:family="text">
      <style:text-properties style:text-position="sub 58%" style:font-name="Liberation Serif1" fo:font-size="14pt" officeooo:rsid="00181c34" style:font-size-asian="14pt" style:font-size-complex="14pt"/>
    </style:style>
    <style:style style:name="T18" style:family="text">
      <style:text-properties style:text-position="sub 58%" officeooo:rsid="0018b30b"/>
    </style:style>
    <style:style style:name="T19" style:family="text">
      <style:text-properties officeooo:rsid="0018b3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icja Kubiszyn, 318685</text:p>
      <text:p text:style-name="P1">Algorytm gradientu prostego</text:p>
      <text:p text:style-name="P1"/>
      <text:p text:style-name="P1"/>
      <text:p text:style-name="P14">1. Opis algorytmu</text:p>
      <text:p text:style-name="P14"/>
      <text:p text:style-name="P9">Algorytm gradientu prostego zaimplementowany został w pliku o nazwie gradient_descent.py. W pliku tym znajdują się trzy funkcje:</text:p>
      <text:list xml:id="list2050799011" text:style-name="L2">
        <text:list-item>
          <text:p text:style-name="P10">gradient_algorithm</text:p>
        </text:list-item>
        <text:list-item>
          <text:p text:style-name="P10">compute_proper_xk</text:p>
        </text:list-item>
        <text:list-item>
          <text:p text:style-name="P10">get_xk</text:p>
        </text:list-item>
      </text:list>
      <text:p text:style-name="P9"><text:s/><text:tab/>Funkcja <text:span text:style-name="T14">gradient_algorithm</text:span> na wejściu dostaje 5 parametrów: funckję wejściową, punkt początkowy, długość kroku, parametr redukcji kroku oraz limit redukcji kroków. </text:p>
      <text:p text:style-name="P11">Na początku inicjujemy tablicę steps, która będzie nam trzymała wartości kolejnych <text:span text:style-name="T19">f(</text:span>x<text:span text:style-name="T18">i</text:span><text:span text:style-name="T19">)</text:span>. Następnie <text:span text:style-name="T1">inicjujemy zmienną x1 – jest ona wartością funkcji compute_proper_x1. Kolejnym krokiem jest pętla while, której warunkiem zatrzymania jest x1 mający wartość None (możemy ją dostać tylko wtedy, gdy zostanie przekroczony limit redukcji kroków). W pętli mamy warunek zakończenia algorytmu: odległość między wartościami funkcji w punktach x0 i x1 ma być mniejsza od 10</text:span><text:span text:style-name="T2">-3</text:span><text:span text:style-name="T5"> – jeśli to nastąpi, za pomocą break, wychodzimy z pętli i zwracamy steps. Jeśli warunek nie zostanie spełniony, za x0 podstawiamy x1 i obliczamy wartość x1.</text:span></text:p>
      <text:p text:style-name="P12"><text:span text:style-name="T5"><text:tab/>F</text:span><text:span text:style-name="T4">unkcja </text:span><text:span text:style-name="T6">compute_proper_x1 </text:span><text:span text:style-name="T4">na wejściu dostaje te same parametry co funkcja gradient_algorithm. <text:s/>Pierwszym krokiem jest wyliczenie wartości x1 za pomocą funkcji get_x1. Jeśli wartość funkcji w punkcie x1 jest większa niż w punkcie x0, musimy zmniejszyć długość kroku za pomocą parametru redukcji kroku. Następnie ponownie wyliczamy x1 i sprawdzamy, czy tym razem wartość funkcji jest mniejsza. Czynność możemy powtórzyć tylko tyle razy ile wynosi limit redukcji kroków. Jeśli limit zostanie przekroczony, wówczas zwracamy wartość None.</text:span></text:p>
      <text:p text:style-name="P12"><text:span text:style-name="T4"><text:tab/>Funkcja </text:span><text:span text:style-name="T6">get_x1</text:span><text:span text:style-name="T4"> liczy nam gradient z x, a następnie </text:span><text:span text:style-name="T7">wyliczamy x1 odejmując od x0 gradient w tym punkcie pomnożony przez długość kroku.</text:span></text:p>
      <text:p text:style-name="P12"><text:span text:style-name="T7"/></text:p>
      <text:p text:style-name="P14"><text:span text:style-name="T7">2. </text:span><text:span text:style-name="T4">Opis planowanych eksperymentów</text:span></text:p>
      <text:p text:style-name="P6"><text:span text:style-name="T4"><text:tab/></text:span></text:p>
      <text:p text:style-name="P8"><text:span text:style-name="T4">Mamy podaną funkcję:</text:span></text:p>
      <text:p text:style-name="P8"><text:span text:style-name="T4"><text:s/></text:span><text:span text:style-name="T13">q(x) = </text:span><text:span text:style-name="T10">Σ</text:span><text:span text:style-name="T3">n</text:span><text:span text:style-name="T15">i=1 </text:span><text:span text:style-name="T10">α</text:span><text:span text:style-name="T3">(i-1)/(n-1)</text:span><text:span text:style-name="T10">x</text:span><text:span text:style-name="T3">2 </text:span><text:span text:style-name="T10">, x ϵ [-100, 100]</text:span><text:span text:style-name="T3">n </text:span><text:span text:style-name="T10">c R</text:span><text:span text:style-name="T3">n</text:span><text:span text:style-name="T10">, n = 10</text:span></text:p>
      <text:p text:style-name="P13"><text:span text:style-name="T4">Zbadamy wpływ parametru kroku (tzn. długości kroku oraz parametru redukcji kroku) na zbieżność metody oraz czas jej działania. W badaniach rozważymy następujące wartości parametru <text:s/></text:span><text:span text:style-name="T9">α <text:s/>ϵ </text:span><text:span text:style-name="T8">{1, 10, 100}. </text:span></text:p>
      <text:p text:style-name="P4"><text:span text:style-name="T11"><text:tab/>W tym celu wygenerujmy wykres t(q(x</text:span><text:span text:style-name="T16">t</text:span><text:span text:style-name="T11">)), gdzie t to numer iteracji, a q(x</text:span><text:span text:style-name="T16">t</text:span><text:span text:style-name="T11">)) to wartość funkcji celu dla x wygenerowanego w czasie tej iteracji. Wykres będzie pokazywał trzy funkcję w zależności od parametru </text:span><text:span text:style-name="T17"><text:s/></text:span><text:span text:style-name="T12">α.</text:span></text:p>
      <text:p text:style-name="P5"><text:span text:style-name="T12">W</text:span><text:span text:style-name="T11">artość początkowego x będzie równa: x = [1, 2, 3, 4, 5, 6, 7, 8, 9, 10]</text:span></text:p>
      <text:p text:style-name="P4"><text:soft-page-break/><text:span text:style-name="T12"/></text:p>
      <text:p text:style-name="P7"><text:span text:style-name="T12">3. </text:span><text:span text:style-name="T11">Analiza wyników</text:span></text:p>
      <text:p text:style-name="P4"><text:span text:style-name="T11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5T15:10:15.868000000</meta:creation-date>
    <dc:date>2022-10-26T12:44:38.013000000</dc:date>
    <meta:editing-duration>PT4M4S</meta:editing-duration>
    <meta:editing-cycles>2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19" meta:word-count="342" meta:character-count="2311" meta:non-whitespace-character-count="1975"/>
  </office:meta>
</office:document-meta>
</file>